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Bridget Noelle C. Legaspi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Fe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 complies with the<text:s/></text:span><text:span text:style-name="T62">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 Information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<text:s/>in and sign out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 the most appropriate box that shows how</text:span><text:span text:style-name="T185"><text:s/>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 use this system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8. <text:s text:c="2"/>I found the system<text:s/>very cumbersome to use.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 the user response.</text:p>
      <text:list text:style-name="LFO12" text:continue-numbering="true">
        <text:list-item>
          <text:p text:style-name="P345">For odd<text:s/>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 for each user and multiply that total to 2.5. <text:s/>This converts the range of possible values from 0 to 100 instead of from 0-40.</text:p>
        </text:list-item>
      </text:list>
      <text:p text:style-name="P349"/>
      <text:p text:style-name="P350">SUS Score: _________________</text:p>
      <text:p text:style-name="P351"/>
      <text:p text:style-name="Standard"><text:span text:style-name="T352">Tester's Comments:</text:span><text:span text:style-name="T3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4:29:00Z</dc:date>
    <meta:print-date>2006-07-28T14:33:00Z</meta:print-date>
    <meta:template xlink:href="Normal" xlink:type="simple"/>
    <meta:editing-cycles>34</meta:editing-cycles>
    <meta:editing-duration>PT9120S</meta:editing-duration>
    <meta:document-statistic meta:page-count="2" meta:paragraph-count="5" meta:word-count="418" meta:character-count="2796" meta:row-count="19" meta:non-whitespace-character-count="2383"/>
  </office:meta>
</office:document-meta>
</file>